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cm" svg:height="2.3cm" svg:x="0.349cm" svg:y="0.35cm">
            <text:p text:style-name="P1"><text:span text:style-name="T1">Find</text:span></text:p>
            <text:p text:style-name="P1"><text:span text:style-name="T1">contour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2.3cm" svg:x="4.749cm" svg:y="0.35cm">
            <text:p text:style-name="P1"><text:span text:style-name="T1">Process</text:span></text:p>
            <text:p text:style-name="P1"><text:span text:style-name="T1">contour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cm" svg:height="1.6cm" svg:x="3.624cm" svg:y="0.65cm">
            <text:p/>
            <draw:enhanced-geometry svg:viewBox="0 0 21600 21600" draw:text-areas="0 ?f0 ?f5 ?f2" draw:type="right-arrow" draw:modifiers="8798.22419533851 6179.138038725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3cm" svg:height="2.3cm" svg:x="9.15cm" svg:y="0.35cm">
            <text:p text:style-name="P1"><text:span text:style-name="T1">Match</text:span></text:p>
            <text:p text:style-name="P1"><text:span text:style-name="T1">shap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cm" svg:height="1.6cm" svg:x="8.025cm" svg:y="0.65cm">
            <text:p/>
            <draw:enhanced-geometry svg:viewBox="0 0 21600 21600" draw:text-areas="0 ?f0 ?f5 ?f2" draw:type="right-arrow" draw:modifiers="8798.22419533851 6179.138038725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3cm" svg:height="2.3cm" svg:x="13.651cm" svg:y="0.35cm">
            <text:p text:style-name="P1"><text:span text:style-name="T1">Select</text:span></text:p>
            <text:p text:style-name="P1"><text:span text:style-name="T1">and draw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cm" svg:height="1.6cm" svg:x="12.526cm" svg:y="0.65cm">
            <text:p/>
            <draw:enhanced-geometry svg:viewBox="0 0 21600 21600" draw:text-areas="0 ?f0 ?f5 ?f2" draw:type="right-arrow" draw:modifiers="8798.22419533851 6179.138038725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esar Castro</meta:initial-creator>
    <meta:creation-date>2013-04-22T13:49:36</meta:creation-date>
    <dc:date>2013-04-22T13:54:28</dc:date>
    <dc:creator>Cesar Castro</dc:creator>
    <meta:editing-duration>P0D</meta:editing-duration>
    <meta:editing-cycles>1</meta:editing-cycles>
    <meta:document-statistic meta:object-count="8"/>
    <meta:generator>LibreOffice/3.6$Linux_X86_64 LibreOffice_project/360m1$Build-2</meta:generator>
  </office:meta>
</office:document-meta>
</file>